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ecd1d" officeooo:paragraph-rsid="000ecd1d"/>
    </style:style>
    <style:style style:name="T1" style:family="text">
      <style:text-properties officeooo:rsid="00109e9e"/>
    </style:style>
    <style:style style:name="T2" style:family="text">
      <style:text-properties officeooo:rsid="00110c90"/>
    </style:style>
    <style:style style:name="T3" style:family="text">
      <style:text-properties officeooo:rsid="001195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text:line-break/>Class: M3<text:line-break/><text:line-break/><text:tab/>1. dismissed job, told to leave company.</text:p>
      <text:p text:style-name="P1"><text:tab/>2. <text:span text:style-name="T2">unemployed</text:span></text:p>
      <text:p text:style-name="P1"><text:tab/>3. <text:span text:style-name="T2">quit, </text:span>resign</text:p>
      <text:p text:style-name="P1"><text:tab/>4. <text:span text:style-name="T2">promote</text:span></text:p>
      <text:p text:style-name="P1"><text:tab/>5. <text:span text:style-name="T2">Prospects</text:span></text:p>
      <text:p text:style-name="P1"><text:tab/>6. retire</text:p>
      <text:p text:style-name="P1"><text:tab/>7. Employee<text:line-break/>2.</text:p>
      <text:p text:style-name="P1"><text:tab/>1. b</text:p>
      <text:p text:style-name="P1"><text:tab/>2. e</text:p>
      <text:p text:style-name="P1"><text:tab/>3. d<text:line-break/><text:tab/>4. a<text:line-break/><text:tab/>5. f</text:p>
      <text:p text:style-name="P1"><text:tab/>6. c<text:line-break/></text:p>
      <text:p text:style-name="P1">3.</text:p>
      <text:p text:style-name="P1"><text:tab/>1. part-time job<text:line-break/><text:tab/>2. course<text:line-break/><text:tab/>3. <text:span text:style-name="T3">Challenge</text:span><text:line-break/><text:tab/>4. market<text:line-break/><text:tab/>5. <text:span text:style-name="T3">Rise</text:span><text:line-break/><text:tab/>6. <text:span text:style-name="T3">Her/her responsibilty/ authority</text:span><text:line-break/><text:tab/>7. <text:span text:style-name="T3">over</text:span><text:line-break/><text:tab/>8. out of work<text:line-break/><text:soft-page-break/>4. <text:line-break/><text:tab/><text:span text:style-name="T1">1. Promotion, promote</text:span><text:line-break/><text:tab/><text:span text:style-name="T1">2. Employment, Employee<text:line-break/><text:tab/>3. Resignation, resign<text:line-break/><text:tab/>4. Retirement, retired</text:span></text:p>
      <text:p text:style-name="P1"><text:tab/><text:span text:style-name="T1">5. Training, trainee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12T10:39:19.387611839</dc:date>
    <meta:editing-duration>PT22M2S</meta:editing-duration>
    <meta:editing-cycles>3</meta:editing-cycles>
    <meta:generator>LibreOffice/7.1.3.2$Linux_X86_64 LibreOffice_project/10$Build-2</meta:generator>
    <meta:document-statistic meta:table-count="0" meta:image-count="0" meta:object-count="0" meta:page-count="2" meta:paragraph-count="14" meta:word-count="76" meta:character-count="429" meta:non-whitespace-character-count="338"/>
  </office:meta>
</office:document-meta>
</file>